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1T10:20:40.078994861</meta:creation-date>
    <meta:document-statistic meta:table-count="0" meta:image-count="0" meta:object-count="0" meta:page-count="1" meta:paragraph-count="0" meta:word-count="0" meta:character-count="0" meta:non-whitespace-character-count="0"/>
    <meta:generator>LibreOfficeDev/4.4.0.0.alpha0$Linux_X86_64 LibreOffice_project/f998ed0b26e6e0b2097160e0eff45edbd7b6ac9f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7e003200ef00a6006b0045004900fa00910025004e00fb000c002c00a000e4">
    <SignedInfo>
      <CanonicalizationMethod Algorithm="http://www.w3.org/TR/2001/REC-xml-c14n-20010315"/>
      <SignatureMethod Algorithm="http://www.w3.org/2001/04/xmldsig-more#rsa-sha256"/>
      <Reference URI="Configurations2/accelerator/current.xml">
        <Transforms>
          <Transform Algorithm="http://www.w3.org/TR/2001/REC-xml-c14n-20010315"/>
        </Transforms>
        <DigestMethod Algorithm="http://www.w3.org/2001/04/xmlenc#sha256"/>
        <DigestValue> </DigestValue>
      </Reference>
      <Reference URI="Thumbnails/thumbnail.png">
        <DigestMethod Algorithm="http://www.w3.org/2001/04/xmlenc#sha256"/>
        <DigestValue> </DigestValue>
      </Reference>
      <Reference URI="mimetype">
        <DigestMethod Algorithm="http://www.w3.org/2001/04/xmlenc#sha256"/>
        <DigestValue> 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 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 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 </DigestValue>
      </Reference>
      <Reference URI="manifest.rdf">
        <DigestMethod Algorithm="http://www.w3.org/2001/04/xmlenc#sha256"/>
        <DigestValue> 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 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 </DigestValue>
      </Reference>
      <Reference URI="#ID_004700f300f100f9005b0078004d0085008300fb004c009b002a00fe001f00b4">
        <DigestMethod Algorithm="http://www.w3.org/2001/04/xmlenc#sha256"/>
        <DigestValue> </DigestValue>
      </Reference>
      <Reference URI="#idSignedProperties" Type="http://uri.etsi.org/01903#SignedProperties">
        <DigestMethod Algorithm="http://www.w3.org/2001/04/xmlenc#sha256"/>
        <DigestValue> </DigestValue>
      </Reference>
    </SignedInfo>
    <SignatureValue> </SignatureValue>
    <KeyInfo>
      <X509Data>
        <X509IssuerSerial>
          <X509IssuerName>CN=Xmlsecurity Intermediate Root CA,O=Xmlsecurity RSA Test,ST=England,C=UK</X509IssuerName>
          <X509SerialNumber>4097</X509SerialNumber>
        </X509IssuerSerial>
        <X509Certificate>MIIFFjCCAv6gAwIBAgICEAEwDQYJKoZIhvcNAQELBQAwaTELMAkGA1UEBhMCVUsxEDAOBgNVBAgMB0VuZ2xhbmQxHTAbBgNVBAoMFFhtbHNlY3VyaXR5IFJTQSBUZXN0MSkwJwYDVQQDDCBYbWxzZWN1cml0eSBJbnRlcm1lZGlhdGUgUm9vdCBDQTAgFw0xODEwMDYxOTQyNThaGA8yMTE4MDkxMjE5NDI1OFowaTELMAkGA1UEBhMCVUsxEDAOBgNVBAgMB0VuZ2xhbmQxHTAbBgNVBAoMFFhtbHNlY3VyaXR5IFJTQSBUZXN0MSkwJwYDVQQDDCBYbWxzZWN1cml0eSBSU0EgVGVzdCBleGFtcGxlIEJvYjCCASIwDQYJKoZIhvcNAQEBBQADggEPADCCAQoCggEBAMWIhqlWADRBso1CrkdwR9LuCFpeXUYCM488D01pMbWvkeK6HTqIPJ58gzLvYAelLgy+J0vaF3AbyTl3aKroSYfzmNlvl6vpVFwGN8pHtUzNz/M05y2raELwNGg+YNaA47y9jVRdgQWyA50fgrKAz2nNHWqFJwXel2mAASSLVEhDcTEQLeZm/h9ZsmpOgZ0bkL4+q89x0g9FaaojuRydsS1XkXv07Gdde4kuG9YbqmhbnkRWDZFEDrxB5z1qL4B3wr68byjJhktY4bVpV2Ut+j8CdiJ92qGaT9VTtEOZpcvuXIEKGhYshPX9v2zTWG6BOOFdjDo5g8fxcprAhGAOsw8CAwEAAaOBxTCBwjAJBgNVHRMEAjAAMBEGCWCGSAGG+EIBAQQEAwIFoDAzBglghkgBhvhCAQ0EJhYkT3BlblNTTCBHZW5lcmF0ZWQgQ2xpZW50IENlcnRpZmljYXRlMB0GA1UdDgQWBBQI8RIWZJsz9FddkWqxyfxNwFw2XDAfBgNVHSMEGDAWgBQeTAEYYav4KO8vrami/Sdblw649TAOBgNVHQ8BAf8EBAMCBeAwHQYDVR0lBBYwFAYIKwYBBQUHAwIGCCsGAQUFBwMEMA0GCSqGSIb3DQEBCwUAA4ICAQC2JhLdHWfQ8tdWjkXFUI+u/v2rSWeyrPmY2Fy12BGIgYkTAr0gPy0TYTopK5y8qU/EDCIgjodMJYWMPTYYhjnI9EDQFBOIGygkGvWf5bbV6BYk2PdnlF2oATWM8F8hWXDKR+0IE1uQBHQThPvbWljqKe5l0n0AZIEv9v9KfNuvTeyspEPNkyd4LL7agVTj/lIQm6rGxL+NKU2d5JZYmOaYnoE7eMgp/qg60j865yT0k7e+n1MtJOk6GboDxL+rHcGGdfu/b/YACtwAFJse9X2Kg0JlxJwqd4EXlZFnrScGIpeJqySVev5c+dOs4ZKl4HWkFxEZ47mtfHAQs5DdLq5jaT3patEWch2CIzRPVORJopcI8XiYA2fa3n0i5Fnu4khfzi1C2kKtXXUntofGmGkUhgeTVmbJxGwgckrrCiKLJ/sgwvuFXrNphw3y637v8DL9KCUnM/HuZ9sqW7Ki2RJ814RhaYwNU/ogVlIYfQCoEi+h4W954CLucw7wksy9OL4/K5oUwe69+0jdAnTNJ/CMv4lQmNaPrcNYMBMwBGW8RAfisqLPdG0itNdDcJTWoYHQyifFHAULb3w/Q9Crl2h+nhfAv8xfgbys62u7H1PAFg7LV+s9FbwREZ1uK26Kr/olJvK4A+luHu8U9vTfH0wfxNCxTjyPoMInQkk/kKGxOw==</X509Certificate>
      </X509Data>
    </KeyInfo>
    <Object>
      <SignatureProperties>
        <SignatureProperty Id="ID_004700f300f100f9005b0078004d0085008300fb004c009b002a00fe001f00b4" Target="#ID_007e003200ef00a6006b0045004900fa00910025004e00fb000c002c00a000e4">
          <dc:date xmlns:dc="http://purl.org/dc/elements/1.1/">2018-10-29T11:36:41.755276330</dc:date>
        </SignatureProperty>
      </SignatureProperties>
    </Object>
    <Object xmlns:xd="http://uri.etsi.org/01903/v1.3.2#">
      <xd:QualifyingProperties Target="#ID_007e003200ef00a6006b0045004900fa00910025004e00fb000c002c00a000e4">
        <xd:SignedProperties Id="idSignedProperties">
          <xd:SignedSignatureProperties>
            <xd:SigningTime>2018-10-29T11:36:41.755276330</xd:SigningTime>
            <xd:SigningCertificate>
              <xd:Cert>
                <xd:CertDigest>
                  <DigestMethod Algorithm="http://www.w3.org/2001/04/xmlenc#sha256"/>
                  <DigestValue>eC9+v7DKGfpdN5poaxaQoO7kpP+MeqvhV6K3sFQwtOw=</DigestValue>
                </xd:CertDigest>
                <xd:IssuerSerial>
                  <X509IssuerName>CN=Xmlsecurity Intermediate Root CA,O=Xmlsecurity RSA Test,ST=England,C=UK</X509IssuerName>
                  <X509SerialNumber>4097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FFjCCAv6gAwIBAgICEAEwDQYJKoZIhvcNAQELBQAwaTELMAkGA1UEBhMCVUsxEDAOBgNVBAgMB0VuZ2xhbmQxHTAbBgNVBAoMFFhtbHNlY3VyaXR5IFJTQSBUZXN0MSkwJwYDVQQDDCBYbWxzZWN1cml0eSBJbnRlcm1lZGlhdGUgUm9vdCBDQTAgFw0xODEwMDYxOTQyNThaGA8yMTE4MDkxMjE5NDI1OFowaTELMAkGA1UEBhMCVUsxEDAOBgNVBAgMB0VuZ2xhbmQxHTAbBgNVBAoMFFhtbHNlY3VyaXR5IFJTQSBUZXN0MSkwJwYDVQQDDCBYbWxzZWN1cml0eSBSU0EgVGVzdCBleGFtcGxlIEJvYjCCASIwDQYJKoZIhvcNAQEBBQADggEPADCCAQoCggEBAMWIhqlWADRBso1CrkdwR9LuCFpeXUYCM488D01pMbWvkeK6HTqIPJ58gzLvYAelLgy+J0vaF3AbyTl3aKroSYfzmNlvl6vpVFwGN8pHtUzNz/M05y2raELwNGg+YNaA47y9jVRdgQWyA50fgrKAz2nNHWqFJwXel2mAASSLVEhDcTEQLeZm/h9ZsmpOgZ0bkL4+q89x0g9FaaojuRydsS1XkXv07Gdde4kuG9YbqmhbnkRWDZFEDrxB5z1qL4B3wr68byjJhktY4bVpV2Ut+j8CdiJ92qGaT9VTtEOZpcvuXIEKGhYshPX9v2zTWG6BOOFdjDo5g8fxcprAhGAOsw8CAwEAAaOBxTCBwjAJBgNVHRMEAjAAMBEGCWCGSAGG+EIBAQQEAwIFoDAzBglghkgBhvhCAQ0EJhYkT3BlblNTTCBHZW5lcmF0ZWQgQ2xpZW50IENlcnRpZmljYXRlMB0GA1UdDgQWBBQI8RIWZJsz9FddkWqxyfxNwFw2XDAfBgNVHSMEGDAWgBQeTAEYYav4KO8vrami/Sdblw649TAOBgNVHQ8BAf8EBAMCBeAwHQYDVR0lBBYwFAYIKwYBBQUHAwIGCCsGAQUFBwMEMA0GCSqGSIb3DQEBCwUAA4ICAQC2JhLdHWfQ8tdWjkXFUI+u/v2rSWeyrPmY2Fy12BGIgYkTAr0gPy0TYTopK5y8qU/EDCIgjodMJYWMPTYYhjnI9EDQFBOIGygkGvWf5bbV6BYk2PdnlF2oATWM8F8hWXDKR+0IE1uQBHQThPvbWljqKe5l0n0AZIEv9v9KfNuvTeyspEPNkyd4LL7agVTj/lIQm6rGxL+NKU2d5JZYmOaYnoE7eMgp/qg60j865yT0k7e+n1MtJOk6GboDxL+rHcGGdfu/b/YACtwAFJse9X2Kg0JlxJwqd4EXlZFnrScGIpeJqySVev5c+dOs4ZKl4HWkFxEZ47mtfHAQs5DdLq5jaT3patEWch2CIzRPVORJopcI8XiYA2fa3n0i5Fnu4khfzi1C2kKtXXUntofGmGkUhgeTVmbJxGwgckrrCiKLJ/sgwvuFXrNphw3y637v8DL9KCUnM/HuZ9sqW7Ki2RJ814RhaYwNU/ogVlIYfQCoEi+h4W954CLucw7wksy9OL4/K5oUwe69+0jdAnTNJ/CMv4lQmNaPrcNYMBMwBGW8RAfisqLPdG0itNdDcJTWoYHQyifFHAULb3w/Q9Crl2h+nhfAv8xfgbys62u7H1PAFg7LV+s9FbwREZ1uK26Kr/olJvK4A+luHu8U9vTfH0wfxNCxTjyPoMInQkk/kKGxOw==</xd:EncapsulatedX509Certificate>
            </xd:CertificateValues>
          </xd:UnsignedSignatureProperties>
        </xd:UnsignedProperties>
      </xd:QualifyingProperties>
    </Object>
  </Signature>
</document-signatures>
</file>